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67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9.19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2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as estórias têm um identificador único no projeto? De preferência devem ser usados mnemônicos, em vez de numeração.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as estórias seguem a estrutura recomendada ("Como... eu quero... a fim de... ")?</text:p>
          </table:table-cell>
          <table:table-cell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am definidas condições de satisfação apropriadas e completas para as estórias necessárias?</text:p>
          </table:table-cell>
          <table:table-cell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as estórias estão descritas mantendo o foco na necessidade do usuário, em vez de trazer o foco para a descrição do sistema?</text:p>
          </table:table-cell>
          <table:table-cell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odas estórias dizem respeito ao escopo do produto? Responda não se houver alguma estória que trate de itens que não fazem parte do escopo do produto.</text:p>
          </table:table-cell>
          <table:table-cell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odas estórias satisfazem os critérios de qualidade de uma boa estória, ou seja, são independentes, negociáveis, valiosas para os usuários ou clientes, estimáveis, pequenas e testáveis?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 conjunto de estórias descritas reflete o conjunto de todas necessidades do usuário a serem satisfeitas no projeto? Responda não se faltar a descrição de alguma necessidade do usuário.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s papéis de usuário foram considerados para escrever estórias direcionadas, quando necessário?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5" table:number-rows-repeated="99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0:40:37.634881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3-03T10:40:43.525386002</dc:date>
    <dc:creator>patricia </dc:creator>
    <meta:editing-duration>PT29M20S</meta:editing-duration>
    <meta:editing-cycles>6</meta:editing-cycles>
    <meta:document-statistic meta:table-count="1" meta:cell-count="20" meta:object-count="0"/>
  </office:meta>
</office:document-meta>
</file>